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opensans" svg:font-family="opensans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officeooo:paragraph-rsid="00203e21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bold" officeooo:rsid="00203e21" officeooo:paragraph-rsid="00203e21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opensans" fo:font-size="15pt" fo:letter-spacing="normal" fo:font-style="normal"/>
    </style:style>
    <style:style style:name="T6" style:family="text">
      <style:text-properties fo:font-variant="normal" fo:text-transform="none" fo:color="#333333" loext:opacity="100%" style:font-name="opensans" fo:font-size="15pt" fo:letter-spacing="normal" fo:font-style="normal" fo:font-weight="normal"/>
    </style:style>
    <style:style style:name="T7" style:family="text">
      <style:text-properties officeooo:rsid="00203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O que são os AP’s? Quais suas principais funções?</text:span> </text:p>
      <text:p text:style-name="P5"/>
      <text:p text:style-name="P3"><text:span text:style-name="T7">O </text:span>Access point é um dispositivo de rede que permite estender a cobertura de redes de Internet a áreas em que a cobertura original proporcionada por um roteador é limitada. <text:span text:style-name="T7">O</text:span>s aparelhos usam conexão c<text:span text:style-name="T7">abeada</text:span> com dispositivos centrais de rede e distribu<text:span text:style-name="T7">em</text:span> <text:span text:style-name="T7">o </text:span>sinal Wi-Fi na outra ponta, <text:span text:style-name="T7">ou seja, levam sinal wireless para a outra ponta com mais taxa de vazão, controle e recursos de segurança.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opensans" svg:font-family="opensans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30T11:29:27.130000000</meta:creation-date>
    <dc:date>2021-04-30T11:47:39.081000000</dc:date>
    <meta:editing-duration>PT8M1S</meta:editing-duration>
    <meta:editing-cycles>1</meta:editing-cycles>
    <meta:document-statistic meta:table-count="0" meta:image-count="0" meta:object-count="0" meta:page-count="1" meta:paragraph-count="2" meta:word-count="76" meta:character-count="439" meta:non-whitespace-character-count="364"/>
    <meta:generator>LibreOffice/7.1.2.2$Windows_X86_64 LibreOffice_project/8a45595d069ef5570103caea1b71cc9d82b2aae4</meta:generator>
  </office:meta>
</office:document-meta>
</file>